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58cm"/>
    </style:style>
    <style:style style:name="co2" style:family="table-column">
      <style:table-column-properties fo:break-before="auto" style:column-width="1.503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3.861cm"/>
    </style:style>
    <style:style style:name="co5" style:family="table-column">
      <style:table-column-properties fo:break-before="auto" style:column-width="2.917cm"/>
    </style:style>
    <style:style style:name="co6" style:family="table-column">
      <style:table-column-properties fo:break-before="auto" style:column-width="1.55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Titre</text:p>
          </table:table-cell>
          <table:table-cell office:value-type="string">
            <text:p>Prix</text:p>
          </table:table-cell>
          <table:table-cell office:value-type="string">
            <text:p>Dimension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2">
          <table:table-cell office:value-type="string">
            <text:p>Cœur de la forêt - l'Arbre creux</text:p>
          </table:table-cell>
          <table:table-cell office:value-type="string">
            <text:p>17,00 €</text:p>
          </table:table-cell>
          <table:table-cell office:value-type="string">
            <text:p>17x18 cm</text:p>
          </table:table-cell>
          <table:table-cell office:value-type="string">
            <text:p>Core of the Forest 1</text:p>
          </table:table-cell>
          <table:table-cell office:value-type="string">
            <text:p>Core of the Forest 2</text:p>
          </table:table-cell>
          <table:table-cell table:number-columns-repeated="4"/>
        </table:table-row>
        <table:table-row table:style-name="ro2">
          <table:table-cell office:value-type="string">
            <text:p>Cœur de la forêt - l'Arbre du lac</text:p>
          </table:table-cell>
          <table:table-cell office:value-type="string">
            <text:p>12,50 €</text:p>
          </table:table-cell>
          <table:table-cell office:value-type="string">
            <text:p>17x17 cm</text:p>
          </table:table-cell>
          <table:table-cell office:value-type="string">
            <text:p>Core of the Forest 1</text:p>
          </table:table-cell>
          <table:table-cell office:value-type="string">
            <text:p>Core of the Forest 2</text:p>
          </table:table-cell>
          <table:table-cell table:number-columns-repeated="4"/>
        </table:table-row>
        <table:table-row table:style-name="ro2">
          <table:table-cell office:value-type="string">
            <text:p>Cœur de la forêt - l'Arbre d'escalier</text:p>
          </table:table-cell>
          <table:table-cell office:value-type="string">
            <text:p>15,00 €</text:p>
          </table:table-cell>
          <table:table-cell office:value-type="string">
            <text:p>15x17 cm</text:p>
          </table:table-cell>
          <table:table-cell office:value-type="string">
            <text:p>Core of the Forest 1</text:p>
          </table:table-cell>
          <table:table-cell office:value-type="string">
            <text:p>Core of the Forest 2</text:p>
          </table:table-cell>
          <table:table-cell table:number-columns-repeated="4"/>
        </table:table-row>
        <table:table-row table:style-name="ro2">
          <table:table-cell office:value-type="string">
            <text:p>Cœur de la forêt - le Grand arbre</text:p>
          </table:table-cell>
          <table:table-cell office:value-type="string">
            <text:p>18,00 €</text:p>
          </table:table-cell>
          <table:table-cell office:value-type="string">
            <text:p>15x15 cm</text:p>
          </table:table-cell>
          <table:table-cell office:value-type="string">
            <text:p>Core of the Forest 1</text:p>
          </table:table-cell>
          <table:table-cell office:value-type="string">
            <text:p>Core of the Forest 2</text:p>
          </table:table-cell>
          <table:table-cell table:number-columns-repeated="4"/>
        </table:table-row>
        <table:table-row table:style-name="ro1">
          <table:table-cell office:value-type="string">
            <text:p>Pièces finales - Grande pierre de visage</text:p>
          </table:table-cell>
          <table:table-cell office:value-type="string">
            <text:p>8,00 €</text:p>
          </table:table-cell>
          <table:table-cell office:value-type="string">
            <text:p>14x17 cm</text:p>
          </table:table-cell>
          <table:table-cell office:value-type="string">
            <text:p>Final Pieces 1</text:p>
          </table:table-cell>
          <table:table-cell office:value-type="string">
            <text:p>Final Pieces 2</text:p>
          </table:table-cell>
          <table:table-cell office:value-type="string">
            <text:p>Final Pieces 3</text:p>
          </table:table-cell>
          <table:table-cell table:number-columns-repeated="3"/>
        </table:table-row>
        <table:table-row table:style-name="ro1">
          <table:table-cell office:value-type="string">
            <text:p>Pièces finales - l'Arbre cassé</text:p>
          </table:table-cell>
          <table:table-cell office:value-type="string">
            <text:p>3,00 €</text:p>
          </table:table-cell>
          <table:table-cell office:value-type="string">
            <text:p>20x20 cm</text:p>
          </table:table-cell>
          <table:table-cell office:value-type="string">
            <text:p>Final Pieces 1</text:p>
          </table:table-cell>
          <table:table-cell office:value-type="string">
            <text:p>Final Pieces 2</text:p>
          </table:table-cell>
          <table:table-cell office:value-type="string">
            <text:p>Final Pieces 3</text:p>
          </table:table-cell>
          <table:table-cell table:number-columns-repeated="3"/>
        </table:table-row>
        <table:table-row table:style-name="ro1">
          <table:table-cell office:value-type="string">
            <text:p>Pièces finales - l'Arbre tombé</text:p>
          </table:table-cell>
          <table:table-cell office:value-type="string">
            <text:p>3,50 €</text:p>
          </table:table-cell>
          <table:table-cell office:value-type="string">
            <text:p>13,5x13,5 cm</text:p>
          </table:table-cell>
          <table:table-cell office:value-type="string">
            <text:p>Final Pieces 1</text:p>
          </table:table-cell>
          <table:table-cell office:value-type="string">
            <text:p>Final Pieces 2</text:p>
          </table:table-cell>
          <table:table-cell office:value-type="string">
            <text:p>Final Pieces 3</text:p>
          </table:table-cell>
          <table:table-cell table:number-columns-repeated="3"/>
        </table:table-row>
        <table:table-row table:style-name="ro1">
          <table:table-cell office:value-type="string">
            <text:p>Pièces finales - Mur brisé par les racines</text:p>
          </table:table-cell>
          <table:table-cell office:value-type="string">
            <text:p>4,00 €</text:p>
          </table:table-cell>
          <table:table-cell office:value-type="string">
            <text:p>12x9 cm</text:p>
          </table:table-cell>
          <table:table-cell office:value-type="string">
            <text:p>Final Pieces 1</text:p>
          </table:table-cell>
          <table:table-cell office:value-type="string">
            <text:p>Final Pieces 2</text:p>
          </table:table-cell>
          <table:table-cell office:value-type="string">
            <text:p>Final Pieces 3</text:p>
          </table:table-cell>
          <table:table-cell table:number-columns-repeated="3"/>
        </table:table-row>
        <table:table-row table:style-name="ro1">
          <table:table-cell office:value-type="string">
            <text:p>Modular Walls - mur 1</text:p>
          </table:table-cell>
          <table:table-cell office:value-type="string">
            <text:p>5,00 €</text:p>
          </table:table-cell>
          <table:table-cell office:value-type="string">
            <text:p>5x14 cm</text:p>
          </table:table-cell>
          <table:table-cell office:value-type="string">
            <text:p>Modular Walls 1</text:p>
          </table:table-cell>
          <table:table-cell office:value-type="string">
            <text:p>Modular Walls 2</text:p>
          </table:table-cell>
          <table:table-cell office:value-type="string">
            <text:p>Modular Walls 3</text:p>
          </table:table-cell>
          <table:table-cell office:value-type="string">
            <text:p>Modular Walls 4</text:p>
          </table:table-cell>
          <table:table-cell table:number-columns-repeated="2"/>
        </table:table-row>
        <table:table-row table:style-name="ro1">
          <table:table-cell office:value-type="string">
            <text:p>Modular Walls - mur 2</text:p>
          </table:table-cell>
          <table:table-cell office:value-type="string">
            <text:p>5,00 €</text:p>
          </table:table-cell>
          <table:table-cell office:value-type="string">
            <text:p>7x13 cm</text:p>
          </table:table-cell>
          <table:table-cell office:value-type="string">
            <text:p>Modular Walls 1</text:p>
          </table:table-cell>
          <table:table-cell office:value-type="string">
            <text:p>Modular Walls 2</text:p>
          </table:table-cell>
          <table:table-cell office:value-type="string">
            <text:p>Modular Walls 3</text:p>
          </table:table-cell>
          <table:table-cell office:value-type="string">
            <text:p>Modular Walls 4</text:p>
          </table:table-cell>
          <table:table-cell table:number-columns-repeated="2"/>
        </table:table-row>
        <table:table-row table:style-name="ro1">
          <table:table-cell office:value-type="string">
            <text:p>Modular Walls - mur 3</text:p>
          </table:table-cell>
          <table:table-cell office:value-type="string">
            <text:p>5,00 €</text:p>
          </table:table-cell>
          <table:table-cell office:value-type="string">
            <text:p>8x15 cm</text:p>
          </table:table-cell>
          <table:table-cell office:value-type="string">
            <text:p>Modular Walls 1</text:p>
          </table:table-cell>
          <table:table-cell office:value-type="string">
            <text:p>Modular Walls 2</text:p>
          </table:table-cell>
          <table:table-cell office:value-type="string">
            <text:p>Modular Walls 3</text:p>
          </table:table-cell>
          <table:table-cell office:value-type="string">
            <text:p>Modular Walls 4</text:p>
          </table:table-cell>
          <table:table-cell table:number-columns-repeated="2"/>
        </table:table-row>
        <table:table-row table:style-name="ro1">
          <table:table-cell office:value-type="string">
            <text:p>Modular Walls - Entrée</text:p>
          </table:table-cell>
          <table:table-cell office:value-type="string">
            <text:p>7,00 €</text:p>
          </table:table-cell>
          <table:table-cell office:value-type="string">
            <text:p>5x16 cm</text:p>
          </table:table-cell>
          <table:table-cell office:value-type="string">
            <text:p>Modular Walls 1</text:p>
          </table:table-cell>
          <table:table-cell office:value-type="string">
            <text:p>Modular Walls 2</text:p>
          </table:table-cell>
          <table:table-cell office:value-type="string">
            <text:p>Modular Walls 3</text:p>
          </table:table-cell>
          <table:table-cell office:value-type="string">
            <text:p>Modular Walls 4</text:p>
          </table:table-cell>
          <table:table-cell table:number-columns-repeated="2"/>
        </table:table-row>
        <table:table-row table:style-name="ro1">
          <table:table-cell office:value-type="string">
            <text:p>Modular Walls - Arbre de coin</text:p>
          </table:table-cell>
          <table:table-cell office:value-type="string">
            <text:p>18,50 €</text:p>
          </table:table-cell>
          <table:table-cell office:value-type="string">
            <text:p>19x17 cm</text:p>
          </table:table-cell>
          <table:table-cell office:value-type="string">
            <text:p>Modular Walls 1</text:p>
          </table:table-cell>
          <table:table-cell office:value-type="string">
            <text:p>Modular Walls 2</text:p>
          </table:table-cell>
          <table:table-cell office:value-type="string">
            <text:p>Modular Walls 3</text:p>
          </table:table-cell>
          <table:table-cell office:value-type="string">
            <text:p>Modular Walls 4</text:p>
          </table:table-cell>
          <table:table-cell table:number-columns-repeated="2"/>
        </table:table-row>
        <table:table-row table:style-name="ro1">
          <table:table-cell office:value-type="string">
            <text:p>Les Vieilles pierres et arbres</text:p>
          </table:table-cell>
          <table:table-cell office:value-type="string">
            <text:p>11,00 €</text:p>
          </table:table-cell>
          <table:table-cell office:value-type="string">
            <text:p>15,5x13 cm</text:p>
          </table:table-cell>
          <table:table-cell office:value-type="string">
            <text:p>Old stone and Trees 1</text:p>
          </table:table-cell>
          <table:table-cell office:value-type="string">
            <text:p>Old stone and Trees 2</text:p>
          </table:table-cell>
          <table:table-cell office:value-type="string">
            <text:p>Old stone and Trees 3</text:p>
          </table:table-cell>
          <table:table-cell table:number-columns-repeated="3"/>
        </table:table-row>
        <table:table-row table:style-name="ro1">
          <table:table-cell office:value-type="string">
            <text:p>Le Cercle d'arbres - A</text:p>
          </table:table-cell>
          <table:table-cell office:value-type="string">
            <text:p>9,00 €</text:p>
          </table:table-cell>
          <table:table-cell office:value-type="string">
            <text:p>10x15 cm</text:p>
          </table:table-cell>
          <table:table-cell office:value-type="string">
            <text:p>Tree Circle 1</text:p>
          </table:table-cell>
          <table:table-cell office:value-type="string">
            <text:p>Tree Circle 2</text:p>
          </table:table-cell>
          <table:table-cell office:value-type="string">
            <text:p>Tree Circle 3</text:p>
          </table:table-cell>
          <table:table-cell table:number-columns-repeated="3"/>
        </table:table-row>
        <table:table-row table:style-name="ro1">
          <table:table-cell office:value-type="string">
            <text:p>Le Cercle d'arbres - B</text:p>
          </table:table-cell>
          <table:table-cell office:value-type="string">
            <text:p>7,00 €</text:p>
          </table:table-cell>
          <table:table-cell office:value-type="string">
            <text:p>6x7 cm</text:p>
          </table:table-cell>
          <table:table-cell office:value-type="string">
            <text:p>Tree Circle 1</text:p>
          </table:table-cell>
          <table:table-cell office:value-type="string">
            <text:p>Tree Circle 2</text:p>
          </table:table-cell>
          <table:table-cell office:value-type="string">
            <text:p>Tree Circle 3</text:p>
          </table:table-cell>
          <table:table-cell table:number-columns-repeated="3"/>
        </table:table-row>
        <table:table-row table:style-name="ro1">
          <table:table-cell office:value-type="string">
            <text:p>Le Cercle d'arbres - C</text:p>
          </table:table-cell>
          <table:table-cell office:value-type="string">
            <text:p>13,00 €</text:p>
          </table:table-cell>
          <table:table-cell office:value-type="string">
            <text:p>20x17cm</text:p>
          </table:table-cell>
          <table:table-cell office:value-type="string">
            <text:p>Tree Circle 1</text:p>
          </table:table-cell>
          <table:table-cell office:value-type="string">
            <text:p>Tree Circle 2</text:p>
          </table:table-cell>
          <table:table-cell office:value-type="string">
            <text:p>Tree Circle 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6">16/07/2025</text:date>, <text:time>10:4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6T10:49:58.02</dc:date>
    <dc:creator>Ycham BOUNOUAR</dc:creator>
    <meta:editing-duration>PT1M45S</meta:editing-duration>
    <meta:editing-cycles>1</meta:editing-cycles>
    <meta:document-statistic meta:table-count="1" meta:cell-count="112" meta:object-count="0"/>
  </office:meta>
</office:document-meta>
</file>